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03cm" svg:stroke-color="#b2b2b2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polygon draw:style-name="gr1" draw:text-style-name="P1" draw:layer="layout" svg:width="17.014cm" svg:height="6.086cm" svg:x="2cm" svg:y="2.998cm" svg:viewBox="0 0 17015 6087" draw:points="0,6087 17015,6087 17015,0 0,0">
          <text:p/>
        </draw:polygon>
        <draw:polygon draw:style-name="gr2" draw:text-style-name="P2" draw:layer="layout" svg:width="4.709cm" svg:height="1.298cm" svg:x="2cm" svg:y="2.998cm" svg:viewBox="0 0 4710 1299" draw:points="0,1299 4710,1299 4710,0 0,0">
          <text:p/>
        </draw:polygon>
        <draw:polygon draw:style-name="gr2" draw:text-style-name="P2" draw:layer="layout" svg:width="5.585cm" svg:height="1.298cm" svg:x="6.709cm" svg:y="2.998cm" svg:viewBox="0 0 5586 1299" draw:points="0,1299 5586,1299 5586,0 0,0">
          <text:p/>
        </draw:polygon>
        <draw:polygon draw:style-name="gr2" draw:text-style-name="P2" draw:layer="layout" svg:width="3.993cm" svg:height="1.298cm" svg:x="12.294cm" svg:y="2.998cm" svg:viewBox="0 0 3994 1299" draw:points="0,1299 3994,1299 3994,0 0,0">
          <text:p/>
        </draw:polygon>
        <draw:polygon draw:style-name="gr2" draw:text-style-name="P2" draw:layer="layout" svg:width="2.727cm" svg:height="1.298cm" svg:x="16.287cm" svg:y="2.998cm" svg:viewBox="0 0 2728 1299" draw:points="0,1299 2728,1299 2728,0 0,0">
          <text:p/>
        </draw:polygon>
        <draw:polygon draw:style-name="gr1" draw:text-style-name="P1" draw:layer="layout" svg:width="4.709cm" svg:height="0.618cm" svg:x="2cm" svg:y="4.296cm" svg:viewBox="0 0 4710 619" draw:points="0,619 4710,619 4710,0 0,0">
          <text:p/>
        </draw:polygon>
        <draw:polygon draw:style-name="gr1" draw:text-style-name="P1" draw:layer="layout" svg:width="5.585cm" svg:height="0.618cm" svg:x="6.709cm" svg:y="4.296cm" svg:viewBox="0 0 5586 619" draw:points="0,619 5586,619 5586,0 0,0">
          <text:p/>
        </draw:polygon>
        <draw:polygon draw:style-name="gr1" draw:text-style-name="P1" draw:layer="layout" svg:width="3.993cm" svg:height="0.618cm" svg:x="12.294cm" svg:y="4.296cm" svg:viewBox="0 0 3994 619" draw:points="0,619 3994,619 3994,0 0,0">
          <text:p/>
        </draw:polygon>
        <draw:polygon draw:style-name="gr1" draw:text-style-name="P1" draw:layer="layout" svg:width="2.727cm" svg:height="0.618cm" svg:x="16.287cm" svg:y="4.296cm" svg:viewBox="0 0 2728 619" draw:points="0,619 2728,619 2728,0 0,0">
          <text:p/>
        </draw:polygon>
        <draw:polygon draw:style-name="gr1" draw:text-style-name="P1" draw:layer="layout" svg:width="4.709cm" svg:height="1.044cm" svg:x="2cm" svg:y="4.914cm" svg:viewBox="0 0 4710 1045" draw:points="0,1045 4710,1045 4710,0 0,0">
          <text:p/>
        </draw:polygon>
        <draw:polygon draw:style-name="gr1" draw:text-style-name="P1" draw:layer="layout" svg:width="5.585cm" svg:height="1.044cm" svg:x="6.709cm" svg:y="4.914cm" svg:viewBox="0 0 5586 1045" draw:points="0,1045 5586,1045 5586,0 0,0">
          <text:p/>
        </draw:polygon>
        <draw:polygon draw:style-name="gr1" draw:text-style-name="P1" draw:layer="layout" svg:width="3.993cm" svg:height="1.044cm" svg:x="12.294cm" svg:y="4.914cm" svg:viewBox="0 0 3994 1045" draw:points="0,1045 3994,1045 3994,0 0,0">
          <text:p/>
        </draw:polygon>
        <draw:polygon draw:style-name="gr1" draw:text-style-name="P1" draw:layer="layout" svg:width="2.727cm" svg:height="1.044cm" svg:x="16.287cm" svg:y="4.914cm" svg:viewBox="0 0 2728 1045" draw:points="0,1045 2728,1045 2728,0 0,0">
          <text:p/>
        </draw:polygon>
        <draw:polygon draw:style-name="gr1" draw:text-style-name="P1" draw:layer="layout" svg:width="4.709cm" svg:height="1.041cm" svg:x="2cm" svg:y="5.958cm" svg:viewBox="0 0 4710 1042" draw:points="0,1042 4710,1042 4710,0 0,0">
          <text:p/>
        </draw:polygon>
        <draw:polygon draw:style-name="gr1" draw:text-style-name="P1" draw:layer="layout" svg:width="5.585cm" svg:height="1.041cm" svg:x="6.709cm" svg:y="5.958cm" svg:viewBox="0 0 5586 1042" draw:points="0,1042 5586,1042 5586,0 0,0">
          <text:p/>
        </draw:polygon>
        <draw:polygon draw:style-name="gr1" draw:text-style-name="P1" draw:layer="layout" svg:width="3.993cm" svg:height="1.041cm" svg:x="12.294cm" svg:y="5.958cm" svg:viewBox="0 0 3994 1042" draw:points="0,1042 3994,1042 3994,0 0,0">
          <text:p/>
        </draw:polygon>
        <draw:polygon draw:style-name="gr1" draw:text-style-name="P1" draw:layer="layout" svg:width="2.727cm" svg:height="1.041cm" svg:x="16.287cm" svg:y="5.958cm" svg:viewBox="0 0 2728 1042" draw:points="0,1042 2728,1042 2728,0 0,0">
          <text:p/>
        </draw:polygon>
        <draw:polygon draw:style-name="gr1" draw:text-style-name="P1" draw:layer="layout" svg:width="4.709cm" svg:height="0.621cm" svg:x="2cm" svg:y="6.999cm" svg:viewBox="0 0 4710 622" draw:points="0,622 4710,622 4710,0 0,0">
          <text:p/>
        </draw:polygon>
        <draw:polygon draw:style-name="gr1" draw:text-style-name="P1" draw:layer="layout" svg:width="5.585cm" svg:height="0.621cm" svg:x="6.709cm" svg:y="6.999cm" svg:viewBox="0 0 5586 622" draw:points="0,622 5586,622 5586,0 0,0">
          <text:p/>
        </draw:polygon>
        <draw:polygon draw:style-name="gr1" draw:text-style-name="P1" draw:layer="layout" svg:width="3.993cm" svg:height="0.621cm" svg:x="12.294cm" svg:y="6.999cm" svg:viewBox="0 0 3994 622" draw:points="0,622 3994,622 3994,0 0,0">
          <text:p/>
        </draw:polygon>
        <draw:polygon draw:style-name="gr1" draw:text-style-name="P1" draw:layer="layout" svg:width="2.727cm" svg:height="0.621cm" svg:x="16.287cm" svg:y="6.999cm" svg:viewBox="0 0 2728 622" draw:points="0,622 2728,622 2728,0 0,0">
          <text:p/>
        </draw:polygon>
        <draw:polygon draw:style-name="gr1" draw:text-style-name="P1" draw:layer="layout" svg:width="4.709cm" svg:height="1.464cm" svg:x="2cm" svg:y="7.62cm" svg:viewBox="0 0 4710 1465" draw:points="0,1465 4710,1465 4710,0 0,0">
          <text:p/>
        </draw:polygon>
        <draw:polygon draw:style-name="gr1" draw:text-style-name="P1" draw:layer="layout" svg:width="5.585cm" svg:height="1.464cm" svg:x="6.709cm" svg:y="7.62cm" svg:viewBox="0 0 5586 1465" draw:points="0,1465 5586,1465 5586,0 0,0">
          <text:p/>
        </draw:polygon>
        <draw:polygon draw:style-name="gr1" draw:text-style-name="P1" draw:layer="layout" svg:width="3.993cm" svg:height="1.464cm" svg:x="12.294cm" svg:y="7.62cm" svg:viewBox="0 0 3994 1465" draw:points="0,1465 3994,1465 3994,0 0,0">
          <text:p/>
        </draw:polygon>
        <draw:polygon draw:style-name="gr1" draw:text-style-name="P1" draw:layer="layout" svg:width="2.727cm" svg:height="1.464cm" svg:x="16.287cm" svg:y="7.62cm" svg:viewBox="0 0 2728 1465" draw:points="0,1465 2728,1465 2728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3.947cm" svg:height="0.424cm" svg:x="2.103cm" svg:y="1.72cm">
          <draw:text-box>
            <text:p text:style-name="P4"><text:span text:style-name="T1">2016/01/18 – 2016/01/22</text:span></text:p>
          </draw:text-box>
        </draw:frame>
        <draw:line draw:style-name="gr3" draw:text-style-name="P3" draw:layer="layout" svg:x1="2cm" svg:y1="3.002cm" svg:x2="6.709cm" svg:y2="3.002cm">
          <text:p/>
        </draw:line>
        <draw:line draw:style-name="gr3" draw:text-style-name="P3" draw:layer="layout" svg:x1="6.709cm" svg:y1="3.002cm" svg:x2="12.294cm" svg:y2="3.002cm">
          <text:p/>
        </draw:line>
        <draw:line draw:style-name="gr3" draw:text-style-name="P3" draw:layer="layout" svg:x1="12.294cm" svg:y1="3.002cm" svg:x2="16.287cm" svg:y2="3.002cm">
          <text:p/>
        </draw:line>
        <draw:line draw:style-name="gr3" draw:text-style-name="P3" draw:layer="layout" svg:x1="16.287cm" svg:y1="3.002cm" svg:x2="19.014cm" svg:y2="3.002cm">
          <text:p/>
        </draw:line>
        <draw:line draw:style-name="gr3" draw:text-style-name="P3" draw:layer="layout" svg:x1="2cm" svg:y1="4.3cm" svg:x2="6.709cm" svg:y2="4.3cm">
          <text:p/>
        </draw:line>
        <draw:line draw:style-name="gr3" draw:text-style-name="P3" draw:layer="layout" svg:x1="6.709cm" svg:y1="4.3cm" svg:x2="12.294cm" svg:y2="4.3cm">
          <text:p/>
        </draw:line>
        <draw:line draw:style-name="gr3" draw:text-style-name="P3" draw:layer="layout" svg:x1="12.294cm" svg:y1="4.3cm" svg:x2="16.287cm" svg:y2="4.3cm">
          <text:p/>
        </draw:line>
        <draw:line draw:style-name="gr3" draw:text-style-name="P3" draw:layer="layout" svg:x1="16.287cm" svg:y1="4.3cm" svg:x2="19.014cm" svg:y2="4.3cm">
          <text:p/>
        </draw:line>
        <draw:line draw:style-name="gr3" draw:text-style-name="P3" draw:layer="layout" svg:x1="2cm" svg:y1="4.917cm" svg:x2="6.709cm" svg:y2="4.917cm">
          <text:p/>
        </draw:line>
        <draw:line draw:style-name="gr3" draw:text-style-name="P3" draw:layer="layout" svg:x1="6.709cm" svg:y1="4.917cm" svg:x2="12.294cm" svg:y2="4.917cm">
          <text:p/>
        </draw:line>
        <draw:line draw:style-name="gr3" draw:text-style-name="P3" draw:layer="layout" svg:x1="12.294cm" svg:y1="4.917cm" svg:x2="16.287cm" svg:y2="4.917cm">
          <text:p/>
        </draw:line>
        <draw:line draw:style-name="gr3" draw:text-style-name="P3" draw:layer="layout" svg:x1="16.287cm" svg:y1="4.917cm" svg:x2="19.014cm" svg:y2="4.917cm">
          <text:p/>
        </draw:line>
        <draw:line draw:style-name="gr3" draw:text-style-name="P3" draw:layer="layout" svg:x1="2cm" svg:y1="5.961cm" svg:x2="6.709cm" svg:y2="5.961cm">
          <text:p/>
        </draw:line>
        <draw:line draw:style-name="gr3" draw:text-style-name="P3" draw:layer="layout" svg:x1="6.709cm" svg:y1="5.961cm" svg:x2="12.294cm" svg:y2="5.961cm">
          <text:p/>
        </draw:line>
        <draw:line draw:style-name="gr3" draw:text-style-name="P3" draw:layer="layout" svg:x1="12.294cm" svg:y1="5.961cm" svg:x2="16.287cm" svg:y2="5.961cm">
          <text:p/>
        </draw:line>
        <draw:line draw:style-name="gr3" draw:text-style-name="P3" draw:layer="layout" svg:x1="16.287cm" svg:y1="5.961cm" svg:x2="19.014cm" svg:y2="5.961cm">
          <text:p/>
        </draw:line>
        <draw:line draw:style-name="gr3" draw:text-style-name="P3" draw:layer="layout" svg:x1="2cm" svg:y1="7.002cm" svg:x2="6.709cm" svg:y2="7.002cm">
          <text:p/>
        </draw:line>
        <draw:line draw:style-name="gr3" draw:text-style-name="P3" draw:layer="layout" svg:x1="6.709cm" svg:y1="7.002cm" svg:x2="12.294cm" svg:y2="7.002cm">
          <text:p/>
        </draw:line>
        <draw:line draw:style-name="gr3" draw:text-style-name="P3" draw:layer="layout" svg:x1="12.294cm" svg:y1="7.002cm" svg:x2="16.287cm" svg:y2="7.002cm">
          <text:p/>
        </draw:line>
        <draw:line draw:style-name="gr3" draw:text-style-name="P3" draw:layer="layout" svg:x1="16.287cm" svg:y1="7.002cm" svg:x2="19.014cm" svg:y2="7.002cm">
          <text:p/>
        </draw:line>
        <draw:line draw:style-name="gr3" draw:text-style-name="P3" draw:layer="layout" svg:x1="2cm" svg:y1="7.623cm" svg:x2="6.709cm" svg:y2="7.623cm">
          <text:p/>
        </draw:line>
        <draw:line draw:style-name="gr3" draw:text-style-name="P3" draw:layer="layout" svg:x1="6.709cm" svg:y1="7.623cm" svg:x2="12.294cm" svg:y2="7.623cm">
          <text:p/>
        </draw:line>
        <draw:line draw:style-name="gr3" draw:text-style-name="P3" draw:layer="layout" svg:x1="12.294cm" svg:y1="7.623cm" svg:x2="16.287cm" svg:y2="7.623cm">
          <text:p/>
        </draw:line>
        <draw:line draw:style-name="gr3" draw:text-style-name="P3" draw:layer="layout" svg:x1="16.287cm" svg:y1="7.623cm" svg:x2="19.014cm" svg:y2="7.623cm">
          <text:p/>
        </draw:line>
        <draw:line draw:style-name="gr3" draw:text-style-name="P3" draw:layer="layout" svg:x1="2cm" svg:y1="9.087cm" svg:x2="6.709cm" svg:y2="9.087cm">
          <text:p/>
        </draw:line>
        <draw:line draw:style-name="gr3" draw:text-style-name="P3" draw:layer="layout" svg:x1="6.709cm" svg:y1="9.087cm" svg:x2="12.294cm" svg:y2="9.087cm">
          <text:p/>
        </draw:line>
        <draw:line draw:style-name="gr3" draw:text-style-name="P3" draw:layer="layout" svg:x1="12.294cm" svg:y1="9.087cm" svg:x2="16.287cm" svg:y2="9.087cm">
          <text:p/>
        </draw:line>
        <draw:line draw:style-name="gr3" draw:text-style-name="P3" draw:layer="layout" svg:x1="16.287cm" svg:y1="9.087cm" svg:x2="19.014cm" svg:y2="9.087cm">
          <text:p/>
        </draw:line>
        <draw:line draw:style-name="gr3" draw:text-style-name="P3" draw:layer="layout" svg:x1="2cm" svg:y1="4.3cm" svg:x2="2cm" svg:y2="3.002cm">
          <text:p/>
        </draw:line>
        <draw:line draw:style-name="gr3" draw:text-style-name="P3" draw:layer="layout" svg:x1="2cm" svg:y1="4.917cm" svg:x2="2cm" svg:y2="4.3cm">
          <text:p/>
        </draw:line>
        <draw:line draw:style-name="gr3" draw:text-style-name="P3" draw:layer="layout" svg:x1="2cm" svg:y1="5.961cm" svg:x2="2cm" svg:y2="4.917cm">
          <text:p/>
        </draw:line>
        <draw:line draw:style-name="gr3" draw:text-style-name="P3" draw:layer="layout" svg:x1="2cm" svg:y1="7.002cm" svg:x2="2cm" svg:y2="5.961cm">
          <text:p/>
        </draw:line>
        <draw:line draw:style-name="gr3" draw:text-style-name="P3" draw:layer="layout" svg:x1="2cm" svg:y1="7.623cm" svg:x2="2cm" svg:y2="7.002cm">
          <text:p/>
        </draw:line>
        <draw:line draw:style-name="gr3" draw:text-style-name="P3" draw:layer="layout" svg:x1="2cm" svg:y1="9.087cm" svg:x2="2cm" svg:y2="7.623cm">
          <text:p/>
        </draw:line>
        <draw:line draw:style-name="gr3" draw:text-style-name="P3" draw:layer="layout" svg:x1="6.709cm" svg:y1="4.3cm" svg:x2="6.709cm" svg:y2="3.002cm">
          <text:p/>
        </draw:line>
        <draw:line draw:style-name="gr3" draw:text-style-name="P3" draw:layer="layout" svg:x1="6.709cm" svg:y1="4.917cm" svg:x2="6.709cm" svg:y2="4.3cm">
          <text:p/>
        </draw:line>
        <draw:line draw:style-name="gr3" draw:text-style-name="P3" draw:layer="layout" svg:x1="6.709cm" svg:y1="5.961cm" svg:x2="6.709cm" svg:y2="4.917cm">
          <text:p/>
        </draw:line>
        <draw:line draw:style-name="gr3" draw:text-style-name="P3" draw:layer="layout" svg:x1="6.709cm" svg:y1="7.002cm" svg:x2="6.709cm" svg:y2="5.961cm">
          <text:p/>
        </draw:line>
        <draw:line draw:style-name="gr3" draw:text-style-name="P3" draw:layer="layout" svg:x1="6.709cm" svg:y1="7.623cm" svg:x2="6.709cm" svg:y2="7.002cm">
          <text:p/>
        </draw:line>
        <draw:line draw:style-name="gr3" draw:text-style-name="P3" draw:layer="layout" svg:x1="6.709cm" svg:y1="9.087cm" svg:x2="6.709cm" svg:y2="7.623cm">
          <text:p/>
        </draw:line>
        <draw:line draw:style-name="gr3" draw:text-style-name="P3" draw:layer="layout" svg:x1="12.294cm" svg:y1="4.3cm" svg:x2="12.294cm" svg:y2="3.002cm">
          <text:p/>
        </draw:line>
        <draw:line draw:style-name="gr3" draw:text-style-name="P3" draw:layer="layout" svg:x1="12.294cm" svg:y1="4.917cm" svg:x2="12.294cm" svg:y2="4.3cm">
          <text:p/>
        </draw:line>
        <draw:line draw:style-name="gr3" draw:text-style-name="P3" draw:layer="layout" svg:x1="12.294cm" svg:y1="5.961cm" svg:x2="12.294cm" svg:y2="4.917cm">
          <text:p/>
        </draw:line>
        <draw:line draw:style-name="gr3" draw:text-style-name="P3" draw:layer="layout" svg:x1="12.294cm" svg:y1="7.002cm" svg:x2="12.294cm" svg:y2="5.961cm">
          <text:p/>
        </draw:line>
        <draw:line draw:style-name="gr3" draw:text-style-name="P3" draw:layer="layout" svg:x1="12.294cm" svg:y1="7.623cm" svg:x2="12.294cm" svg:y2="7.002cm">
          <text:p/>
        </draw:line>
        <draw:line draw:style-name="gr3" draw:text-style-name="P3" draw:layer="layout" svg:x1="12.294cm" svg:y1="9.087cm" svg:x2="12.294cm" svg:y2="7.623cm">
          <text:p/>
        </draw:line>
        <draw:line draw:style-name="gr3" draw:text-style-name="P3" draw:layer="layout" svg:x1="16.287cm" svg:y1="4.3cm" svg:x2="16.287cm" svg:y2="3.002cm">
          <text:p/>
        </draw:line>
        <draw:line draw:style-name="gr3" draw:text-style-name="P3" draw:layer="layout" svg:x1="16.287cm" svg:y1="4.917cm" svg:x2="16.287cm" svg:y2="4.3cm">
          <text:p/>
        </draw:line>
        <draw:line draw:style-name="gr3" draw:text-style-name="P3" draw:layer="layout" svg:x1="16.287cm" svg:y1="5.961cm" svg:x2="16.287cm" svg:y2="4.917cm">
          <text:p/>
        </draw:line>
        <draw:line draw:style-name="gr3" draw:text-style-name="P3" draw:layer="layout" svg:x1="16.287cm" svg:y1="7.002cm" svg:x2="16.287cm" svg:y2="5.961cm">
          <text:p/>
        </draw:line>
        <draw:line draw:style-name="gr3" draw:text-style-name="P3" draw:layer="layout" svg:x1="16.287cm" svg:y1="7.623cm" svg:x2="16.287cm" svg:y2="7.002cm">
          <text:p/>
        </draw:line>
        <draw:line draw:style-name="gr3" draw:text-style-name="P3" draw:layer="layout" svg:x1="16.287cm" svg:y1="9.087cm" svg:x2="16.287cm" svg:y2="7.623cm">
          <text:p/>
        </draw:line>
        <draw:line draw:style-name="gr3" draw:text-style-name="P3" draw:layer="layout" svg:x1="19.014cm" svg:y1="4.3cm" svg:x2="19.014cm" svg:y2="3.002cm">
          <text:p/>
        </draw:line>
        <draw:line draw:style-name="gr3" draw:text-style-name="P3" draw:layer="layout" svg:x1="19.014cm" svg:y1="4.917cm" svg:x2="19.014cm" svg:y2="4.3cm">
          <text:p/>
        </draw:line>
        <draw:line draw:style-name="gr3" draw:text-style-name="P3" draw:layer="layout" svg:x1="19.014cm" svg:y1="5.961cm" svg:x2="19.014cm" svg:y2="4.917cm">
          <text:p/>
        </draw:line>
        <draw:line draw:style-name="gr3" draw:text-style-name="P3" draw:layer="layout" svg:x1="19.014cm" svg:y1="7.002cm" svg:x2="19.014cm" svg:y2="5.961cm">
          <text:p/>
        </draw:line>
        <draw:line draw:style-name="gr3" draw:text-style-name="P3" draw:layer="layout" svg:x1="19.014cm" svg:y1="7.623cm" svg:x2="19.014cm" svg:y2="7.002cm">
          <text:p/>
        </draw:line>
        <draw:line draw:style-name="gr3" draw:text-style-name="P3" draw:layer="layout" svg:x1="19.014cm" svg:y1="9.087cm" svg:x2="19.014cm" svg:y2="7.623cm">
          <text:p/>
        </draw:line>
        <draw:frame draw:style-name="gr4" draw:text-style-name="P5" draw:layer="layout" svg:width="1.848cm" svg:height="0.424cm" svg:x="17.096cm" svg:y="1.72cm">
          <draw:text-box>
            <text:p text:style-name="P4"><text:span text:style-name="T1">KW 04 2016</text:span></text:p>
          </draw:text-box>
        </draw:frame>
        <draw:frame draw:style-name="gr4" draw:text-style-name="P5" draw:layer="layout" svg:width="0.595cm" svg:height="0.424cm" svg:x="4.064cm" svg:y="3.438cm">
          <draw:text-box>
            <text:p text:style-name="P4"><text:span text:style-name="T1">TAG</text:span></text:p>
          </draw:text-box>
        </draw:frame>
        <draw:frame draw:style-name="gr4" draw:text-style-name="P5" draw:layer="layout" svg:width="1.115cm" svg:height="0.424cm" svg:x="8.954cm" svg:y="3.438cm">
          <draw:text-box>
            <text:p text:style-name="P4"><text:span text:style-name="T1">INHALT</text:span></text:p>
          </draw:text-box>
        </draw:frame>
        <draw:frame draw:style-name="gr4" draw:text-style-name="P5" draw:layer="layout" svg:width="1.979cm" svg:height="0.424cm" svg:x="13.314cm" svg:y="3.438cm">
          <draw:text-box>
            <text:p text:style-name="P4"><text:span text:style-name="T1">ARBEITSZEIT</text:span></text:p>
          </draw:text-box>
        </draw:frame>
        <draw:frame draw:style-name="gr4" draw:text-style-name="P5" draw:layer="layout" svg:width="0.645cm" svg:height="0.424cm" svg:x="17.332cm" svg:y="3.438cm">
          <draw:text-box>
            <text:p text:style-name="P4"><text:span text:style-name="T1">ORT</text:span></text:p>
          </draw:text-box>
        </draw:frame>
        <draw:frame draw:style-name="gr4" draw:text-style-name="P5" draw:layer="layout" svg:width="3.41cm" svg:height="0.424cm" svg:x="2.678cm" svg:y="4.394cm">
          <draw:text-box>
            <text:p text:style-name="P4"><text:span text:style-name="T1">2016/01/18– MONTAG</text:span></text:p>
          </draw:text-box>
        </draw:frame>
        <draw:frame draw:style-name="gr4" draw:text-style-name="P5" draw:layer="layout" svg:width="3.638cm" svg:height="0.424cm" svg:x="7.694cm" svg:y="4.394cm">
          <draw:text-box>
            <text:p text:style-name="P4"><text:span text:style-name="T2">Cisco Kapitel 1 gelesen.</text:span></text:p>
          </draw:text-box>
        </draw:frame>
        <draw:frame draw:style-name="gr4" draw:text-style-name="P5" draw:layer="layout" svg:width="1.767cm" svg:height="0.424cm" svg:x="13.413cm" svg:y="4.394cm">
          <draw:text-box>
            <text:p text:style-name="P4"><text:span text:style-name="T2">0720 – 1542</text:span></text:p>
          </draw:text-box>
        </draw:frame>
        <draw:frame draw:style-name="gr4" draw:text-style-name="P5" draw:layer="layout" svg:width="0.633cm" svg:height="0.424cm" svg:x="17.325cm" svg:y="4.394cm">
          <draw:text-box>
            <text:p text:style-name="P4"><text:span text:style-name="T2">HZB</text:span></text:p>
          </draw:text-box>
        </draw:frame>
        <draw:frame draw:style-name="gr4" draw:text-style-name="P5" draw:layer="layout" svg:width="3.681cm" svg:height="0.424cm" svg:x="2.547cm" svg:y="5.226cm">
          <draw:text-box>
            <text:p text:style-name="P4"><text:span text:style-name="T1">2016/01/19 – DIENSTAG</text:span></text:p>
          </draw:text-box>
        </draw:frame>
        <draw:frame draw:style-name="gr4" draw:text-style-name="P5" draw:layer="layout" svg:width="4.214cm" svg:height="0.424cm" svg:x="7.422cm" svg:y="5.015cm">
          <draw:text-box>
            <text:p text:style-name="P4"><text:span text:style-name="T2">MySQL 3.4 Aufgaben für AS</text:span></text:p>
          </draw:text-box>
        </draw:frame>
        <draw:frame draw:style-name="gr4" draw:text-style-name="P5" draw:layer="layout" svg:width="1.458cm" svg:height="0.424cm" svg:x="8.763cm" svg:y="5.438cm">
          <draw:text-box>
            <text:p text:style-name="P4"><text:span text:style-name="T2">gemacht.</text:span></text:p>
          </draw:text-box>
        </draw:frame>
        <draw:frame draw:style-name="gr4" draw:text-style-name="P5" draw:layer="layout" svg:width="1.784cm" svg:height="0.424cm" svg:x="13.402cm" svg:y="5.226cm">
          <draw:text-box>
            <text:p text:style-name="P4"><text:span text:style-name="T2">0700 – 1539</text:span></text:p>
          </draw:text-box>
        </draw:frame>
        <draw:frame draw:style-name="gr4" draw:text-style-name="P5" draw:layer="layout" svg:width="0.633cm" svg:height="0.424cm" svg:x="17.325cm" svg:y="5.226cm">
          <draw:text-box>
            <text:p text:style-name="P4"><text:span text:style-name="T2">HZB</text:span></text:p>
          </draw:text-box>
        </draw:frame>
        <draw:frame draw:style-name="gr4" draw:text-style-name="P5" draw:layer="layout" svg:width="3.905cm" svg:height="0.424cm" svg:x="2.434cm" svg:y="6.267cm">
          <draw:text-box>
            <text:p text:style-name="P4"><text:span text:style-name="T1">2016/01/20 – MITTWOCH</text:span></text:p>
          </draw:text-box>
        </draw:frame>
        <draw:frame draw:style-name="gr4" draw:text-style-name="P5" draw:layer="layout" svg:width="3.571cm" svg:height="0.424cm" svg:x="7.726cm" svg:y="6.055cm">
          <draw:text-box>
            <text:p text:style-name="P4"><text:span text:style-name="T2">Cisco Kapitel 1 Examen</text:span></text:p>
          </draw:text-box>
        </draw:frame>
        <draw:frame draw:style-name="gr4" draw:text-style-name="P5" draw:layer="layout" svg:width="3.219cm" svg:height="0.424cm" svg:x="7.902cm" svg:y="6.479cm">
          <draw:text-box>
            <text:p text:style-name="P4"><text:span text:style-name="T2">durchlaufen (95,6%).</text:span></text:p>
          </draw:text-box>
        </draw:frame>
        <draw:frame draw:style-name="gr4" draw:text-style-name="P5" draw:layer="layout" svg:width="1.81cm" svg:height="0.424cm" svg:x="13.388cm" svg:y="6.267cm">
          <draw:text-box>
            <text:p text:style-name="P4"><text:span text:style-name="T2">0659 – 1540</text:span></text:p>
          </draw:text-box>
        </draw:frame>
        <draw:frame draw:style-name="gr4" draw:text-style-name="P5" draw:layer="layout" svg:width="0.633cm" svg:height="0.424cm" svg:x="17.325cm" svg:y="6.267cm">
          <draw:text-box>
            <text:p text:style-name="P4"><text:span text:style-name="T2">HZB</text:span></text:p>
          </draw:text-box>
        </draw:frame>
        <draw:frame draw:style-name="gr4" draw:text-style-name="P5" draw:layer="layout" svg:width="4.257cm" svg:height="0.424cm" svg:x="2.261cm" svg:y="7.1cm">
          <draw:text-box>
            <text:p text:style-name="P4"><text:span text:style-name="T1">2016/01/21 – DONNERSTAG</text:span></text:p>
          </draw:text-box>
        </draw:frame>
        <draw:frame draw:style-name="gr4" draw:text-style-name="P5" draw:layer="layout" svg:width="3.757cm" svg:height="0.424cm" svg:x="7.638cm" svg:y="7.1cm">
          <draw:text-box>
            <text:p text:style-name="P4"><text:span text:style-name="T2">Cisco Kapitel 2 <text:s/>gelesen.</text:span></text:p>
          </draw:text-box>
        </draw:frame>
        <draw:frame draw:style-name="gr4" draw:text-style-name="P5" draw:layer="layout" svg:width="1.784cm" svg:height="0.424cm" svg:x="13.402cm" svg:y="7.1cm">
          <draw:text-box>
            <text:p text:style-name="P4"><text:span text:style-name="T2">0659 – 1543</text:span></text:p>
          </draw:text-box>
        </draw:frame>
        <draw:frame draw:style-name="gr4" draw:text-style-name="P5" draw:layer="layout" svg:width="0.633cm" svg:height="0.424cm" svg:x="17.325cm" svg:y="7.1cm">
          <draw:text-box>
            <text:p text:style-name="P4"><text:span text:style-name="T2">HZB</text:span></text:p>
          </draw:text-box>
        </draw:frame>
        <draw:frame draw:style-name="gr4" draw:text-style-name="P5" draw:layer="layout" svg:width="3.414cm" svg:height="0.424cm" svg:x="2.678cm" svg:y="8.14cm">
          <draw:text-box>
            <text:p text:style-name="P4"><text:span text:style-name="T1">2016/01/22 – FREITAG</text:span></text:p>
          </draw:text-box>
        </draw:frame>
        <draw:frame draw:style-name="gr4" draw:text-style-name="P5" draw:layer="layout" svg:width="4.709cm" svg:height="0.424cm" svg:x="7.165cm" svg:y="7.717cm">
          <draw:text-box>
            <text:p text:style-name="P4"><text:span text:style-name="T2">An Präsentationen gearbeitet,</text:span></text:p>
          </draw:text-box>
        </draw:frame>
        <draw:frame draw:style-name="gr4" draw:text-style-name="P5" draw:layer="layout" svg:width="4.98cm" svg:height="0.424cm" svg:x="7.034cm" svg:y="8.14cm">
          <draw:text-box>
            <text:p text:style-name="P4"><text:span text:style-name="T2">Cisco Kapitel 2 Test durchlaufen</text:span></text:p>
          </draw:text-box>
        </draw:frame>
        <draw:frame draw:style-name="gr4" draw:text-style-name="P5" draw:layer="layout" svg:width="1.132cm" svg:height="0.424cm" svg:x="8.929cm" svg:y="8.564cm">
          <draw:text-box>
            <text:p text:style-name="P4"><text:span text:style-name="T2">(100%).</text:span></text:p>
          </draw:text-box>
        </draw:frame>
        <draw:frame draw:style-name="gr4" draw:text-style-name="P5" draw:layer="layout" svg:width="1.746cm" svg:height="0.424cm" svg:x="13.42cm" svg:y="8.14cm">
          <draw:text-box>
            <text:p text:style-name="P4"><text:span text:style-name="T2">0701 – 1503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0.633cm" svg:height="0.424cm" svg:x="17.325cm" svg:y="8.14cm">
          <draw:text-box>
            <text:p text:style-name="P4"><text:span text:style-name="T2">HZB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2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2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2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/5.2.3.3$Linux_X86_64 LibreOffice_project/20m0$Build-3</meta:generator>
  </office:meta>
</office:document-meta>
</file>